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5.249cm"/>
    </style:style>
    <style:style style:name="co6" style:family="table-column">
      <style:table-column-properties fo:break-before="auto" style:column-width="1.2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369cm" fo:break-before="auto" style:use-optimal-row-height="false"/>
    </style:style>
    <style:style style:name="ro5" style:family="table-row">
      <style:table-row-properties style:row-height="4.223cm" fo:break-before="auto" style:use-optimal-row-height="false"/>
    </style:style>
    <style:style style:name="ro6" style:family="table-row">
      <style:table-row-properties style:row-height="0.968cm" fo:break-before="auto" style:use-optimal-row-height="false"/>
    </style:style>
    <style:style style:name="ro7" style:family="table-row">
      <style:table-row-properties style:row-height="2.955cm" fo:break-before="auto" style:use-optimal-row-height="false"/>
    </style:style>
    <style:style style:name="ro8" style:family="table-row">
      <style:table-row-properties style:row-height="2.824cm" fo:break-before="auto" style:use-optimal-row-height="false"/>
    </style:style>
    <style:style style:name="ro9" style:family="table-row">
      <style:table-row-properties style:row-height="3.209cm" fo:break-before="auto" style:use-optimal-row-height="false"/>
    </style:style>
    <style:style style:name="ro10" style:family="table-row">
      <style:table-row-properties style:row-height="3.646cm" fo:break-before="auto" style:use-optimal-row-height="false"/>
    </style:style>
    <style:style style:name="ro11" style:family="table-row">
      <style:table-row-properties style:row-height="3.3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normal" style:font-size-asian="15pt" style:font-weight-asian="normal" style:font-size-complex="15pt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eeeeee" style:text-align-source="fix" style:repeat-content="false" style:vertical-align="top"/>
      <style:paragraph-properties fo:text-align="center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 style:vertical-align="top"/>
      <style:text-properties fo:font-size="15pt" fo:font-weight="normal" style:font-size-asian="15pt" style:font-weight-asian="normal" style:font-size-complex="15pt" style:font-weight-complex="normal"/>
    </style:style>
    <style:style style:name="ce8" style:family="table-cell" style:parent-style-name="Default">
      <style:table-cell-properties fo:background-color="transparent" style:vertical-align="top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eeeee" style:vertical-align="top"/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ffcc" style:vertical-align="top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fcc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ffcc"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 style:vertical-align="top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ce15" style:family="table-cell" style:parent-style-name="Default">
      <style:table-cell-properties fo:background-color="transparent"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ackground-color="#eeeeee"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#ffffcc"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ccffcc"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ffffcc"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#ffcccc"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style:vertical-align="top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ce23" style:family="table-cell" style:parent-style-name="Default">
      <style:table-cell-properties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0.5pt" fo:font-weight="normal" style:font-size-asian="10.5pt" style:font-weight-asian="normal" style:font-size-complex="10.5pt" style:font-weight-complex="normal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vertical-align="top"/>
      <style:text-properties fo:font-size="15pt" fo:font-weight="normal" style:font-size-asian="15pt" style:font-weight-asian="normal" style:font-size-complex="15pt" style:font-weight-complex="normal"/>
    </style:style>
    <style:style style:name="ce28" style:family="table-cell" style:parent-style-name="Default">
      <style:table-cell-properties fo:background-color="#eeeeee" style:vertical-align="top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4" table:default-cell-style-name="ce5"/>
        <table:table-column table:style-name="co5" table:number-columns-repeated="8" table:default-cell-style-name="ce10"/>
        <table:table-column table:style-name="co6" table:default-cell-style-name="ce25"/>
        <table:table-column table:style-name="co3" table:number-columns-repeated="1013" table:default-cell-style-name="ce10"/>
        <table:table-row table:style-name="ro3">
          <table:table-cell table:style-name="ce1"/>
          <table:table-cell table:style-name="ce4"/>
          <table:table-cell table:style-name="ce7" office:value-type="string">
            <text:p>Immersive Media &amp; Games</text:p>
          </table:table-cell>
          <table:table-cell table:style-name="ce14" table:number-columns-repeated="5"/>
          <table:table-cell table:style-name="ce22" table:number-columns-repeated="2"/>
          <table:table-cell table:style-name="ce24" office:value-type="string">
            <text:p>ECTS</text:p>
          </table:table-cell>
          <table:table-cell table:style-name="ce27" table:number-columns-repeated="1013"/>
        </table:table-row>
        <table:table-row table:style-name="ro4">
          <table:table-cell office:value-type="string">
            <text:p>W26</text:p>
          </table:table-cell>
          <table:table-cell office:value-type="float" office:value="7">
            <text:p>7</text:p>
          </table:table-cell>
          <table:table-cell table:style-name="ce8"/>
          <table:table-cell table:style-name="ce15" table:number-columns-repeated="5"/>
          <table:table-cell table:style-name="ce18" office:value-type="string">
            <text:p><text:span text:style-name="T1">WPM (12 ?,All)</text:span></text:p>
            <text:p><text:span text:style-name="T2">- #3</text:span></text:p>
            <text:p><text:span text:style-name="T2">- #4</text:span></text:p>
          </table:table-cell>
          <table:table-cell table:style-name="ce18" office:value-type="string">
            <text:p><text:span text:style-name="T1">Project 5 (18 ?,All)</text:span></text:p>
            <text:p><text:span text:style-name="T2">- Final Assignment</text:span></text:p>
            <text:p><text:span text:style-name="T2">- Bachelor Thesis</text:span>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5">
          <table:table-cell office:value-type="string">
            <text:p>S26</text:p>
          </table:table-cell>
          <table:table-cell office:value-type="float" office:value="6">
            <text:p>6</text:p>
          </table:table-cell>
          <table:table-cell table:style-name="Default"/>
          <table:table-cell table:style-name="ce16" table:number-columns-repeated="2"/>
          <table:table-cell table:style-name="ce15"/>
          <table:table-cell table:style-name="Default"/>
          <table:table-cell table:style-name="ce21" office:value-type="string">
            <text:p><text:span text:style-name="T1">Management 3 (6 ?)</text:span></text:p>
            <text:p><text:span text:style-name="T2">- Producing (Proj.Mng?)</text:span></text:p>
            <text:p><text:span text:style-name="T2">- Quality Mng.</text:span></text:p>
            <text:p><text:span text:style-name="T2">- Lifecycle Mng.</text:span></text:p>
            <text:p><text:span text:style-name="T2">- Community Mng.</text:span></text:p>
            <text:p><text:span text:style-name="T2">- User Research</text:span></text:p>
            <text:p><text:span text:style-name="T2">- Localisation</text:span></text:p>
            <text:p><text:span text:style-name="T2">- Marketing</text:span></text:p>
            <text:p><text:span text:style-name="T2">- Publishing</text:span></text:p>
          </table:table-cell>
          <table:table-cell table:style-name="ce18" office:value-type="string">
            <text:p><text:span text:style-name="T1">WPM (12 ?,All)</text:span></text:p>
            <text:p><text:span text:style-name="T2">- #1</text:span></text:p>
            <text:p><text:span text:style-name="T2">- #2</text:span></text:p>
          </table:table-cell>
          <table:table-cell table:style-name="ce20" office:value-type="string">
            <text:p><text:span text:style-name="T1">Project 4 (12 <text:s/>?,All)</text:span></text:p>
            <text:p><text:span text:style-name="T2">- Complex Digital Project</text:span></text:p>
            <text:p><text:span text:style-name="T2">- Lab-Project</text:span>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6">
          <table:table-cell table:style-name="ce3" office:value-type="string">
            <text:p>W25</text:p>
          </table:table-cell>
          <table:table-cell table:style-name="ce6" office:value-type="float" office:value="5">
            <text:p>5</text:p>
          </table:table-cell>
          <table:table-cell table:style-name="ce9" office:value-type="string">
            <text:p>Internship / Abroad</text:p>
          </table:table-cell>
          <table:table-cell table:style-name="ce17" table:number-columns-repeated="7"/>
          <table:table-cell table:style-name="ce26" office:value-type="float" office:value="30">
            <text:p>30</text:p>
          </table:table-cell>
          <table:table-cell table:style-name="ce28" table:number-columns-repeated="1013"/>
        </table:table-row>
        <table:table-row table:style-name="ro7">
          <table:table-cell office:value-type="string">
            <text:p>S25</text:p>
          </table:table-cell>
          <table:table-cell office:value-type="float" office:value="4">
            <text:p>4</text:p>
          </table:table-cell>
          <table:table-cell/>
          <table:table-cell table:style-name="ce18" office:value-type="string">
            <text:p><text:span text:style-name="T1">Code 4 (6 RL,TSl,?)</text:span></text:p>
            <text:p><text:span text:style-name="T2">- Game AI</text:span></text:p>
            <text:p><text:span text:style-name="T2">- Machine Learning</text:span></text:p>
            <text:p><text:span text:style-name="T2">- Network, Multiplayer</text:span></text:p>
            <text:p><text:span text:style-name="T2">- Database</text:span></text:p>
            <text:p><text:span text:style-name="T2">- Data Streaming</text:span></text:p>
          </table:table-cell>
          <table:table-cell table:style-name="ce18" office:value-type="string">
            <text:p><text:span text:style-name="T1">Theory 3 (6 ?,MB)</text:span></text:p>
            <text:p><text:span text:style-name="T2">- Level Design</text:span></text:p>
            <text:p><text:span text:style-name="T2">- Mission Design</text:span></text:p>
            <text:p><text:span text:style-name="T2">- Narrative Design</text:span></text:p>
            <text:p><text:span text:style-name="T2">- Storytelling</text:span></text:p>
            <text:p><text:span text:style-name="T2">- Environmental</text:span></text:p>
            <text:p><text:span text:style-name="T2">- UX-Design</text:span></text:p>
          </table:table-cell>
          <table:table-cell table:style-name="Default"/>
          <table:table-cell table:style-name="ce19" office:value-type="string">
            <text:p><text:span text:style-name="T1">STEM 3 (6 2GR,UH,TSl)</text:span></text:p>
            <text:p><text:span text:style-name="T2">- Electronics</text:span></text:p>
            <text:p><text:span text:style-name="T2">- Physical Computing</text:span></text:p>
            <text:p><text:span text:style-name="T2">- Computer Vision</text:span></text:p>
            <text:p><text:span text:style-name="T2">- AR/VR/XR</text:span></text:p>
            <text:p><text:span text:style-name="T2">- IoT,Tangible Interfaces</text:span></text:p>
          </table:table-cell>
          <table:table-cell table:style-name="ce19" office:value-type="string">
            <text:p><text:span text:style-name="T1">Management 2 (6 GP)</text:span></text:p>
            <text:p><text:span text:style-name="T2">- Innovation</text:span></text:p>
            <text:p><text:span text:style-name="T2">- Financial</text:span></text:p>
            <text:p><text:span text:style-name="T2">- Monetization</text:span></text:p>
            <text:p><text:span text:style-name="T2">- Publishing</text:span></text:p>
            <text:p><text:span text:style-name="T2">- Entrepreneurship</text:span></text:p>
          </table:table-cell>
          <table:table-cell table:style-name="ce23"/>
          <table:table-cell table:style-name="ce20" office:value-type="string">
            <text:p><text:span text:style-name="T1">Project 3 (6 ?,All)</text:span></text:p>
            <text:p><text:span text:style-name="T2">- Advanced Digital Project</text:span></text:p>
            <text:p><text:span text:style-name="T2">- (Immersive Media?)</text:span>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8">
          <table:table-cell office:value-type="string">
            <text:p>W24</text:p>
          </table:table-cell>
          <table:table-cell office:value-type="float" office:value="3">
            <text:p>3</text:p>
          </table:table-cell>
          <table:table-cell table:style-name="ce11" office:value-type="string">
            <text:p><text:span text:style-name="T1">Visual 3 (6 DL,CM,?)</text:span></text:p>
            <text:p><text:span text:style-name="T2">- 2D Animation</text:span></text:p>
            <text:p><text:span text:style-name="T2">- 3D-Animation</text:span></text:p>
            <text:p><text:span text:style-name="T2">- Rigging</text:span></text:p>
            <text:p><text:span text:style-name="T2">- Kinematics</text:span></text:p>
            <text:p><text:span text:style-name="T2">- VFX</text:span></text:p>
          </table:table-cell>
          <table:table-cell table:style-name="ce19" office:value-type="string">
            <text:p><text:span text:style-name="T1">Code 3 (6 UH, CM)</text:span></text:p>
            <text:p><text:span text:style-name="T2">- Realtime CGI</text:span></text:p>
            <text:p><text:span text:style-name="T2">- Shader</text:span></text:p>
            <text:p><text:span text:style-name="T2">- Advanced Patterns</text:span></text:p>
            <text:p><text:span text:style-name="T2">- Advanced Audiovisuals</text:span></text:p>
            <text:p><text:span text:style-name="T2">- Performance</text:span></text:p>
            <text:p><text:span text:style-name="T2">- VFX</text:span></text:p>
          </table:table-cell>
          <table:table-cell table:style-name="Default"/>
          <table:table-cell table:style-name="ce19" office:value-type="string">
            <text:p><text:span text:style-name="T1">Sound 2 (6 Tross)</text:span></text:p>
            <text:p><text:span text:style-name="T2">- Music Design</text:span></text:p>
            <text:p><text:span text:style-name="T2">- Sound Design</text:span></text:p>
          </table:table-cell>
          <table:table-cell table:style-name="ce18" office:value-type="string">
            <text:p><text:span text:style-name="T1">STEM 2 (6 TSr,?)</text:span></text:p>
            <text:p><text:span text:style-name="T2">- Foundations of </text:span></text:p>
            <text:p><text:span text:style-name="T2"><text:s text:c="2"/></text:span><text:span text:style-name="T2">Physics Engines</text:span></text:p>
            <text:p><text:span text:style-name="T2">- Simulation of </text:span></text:p>
            <text:p><text:span text:style-name="T2"><text:s text:c="2"/></text:span><text:span text:style-name="T2">Dynamical Systems</text:span></text:p>
          </table:table-cell>
          <table:table-cell table:style-name="ce15"/>
          <table:table-cell table:style-name="Default"/>
          <table:table-cell table:style-name="ce20" office:value-type="string">
            <text:p><text:span text:style-name="T1">Project 2 (6 ?,All)</text:span></text:p>
            <text:p><text:span text:style-name="T2">- Simple Digital Project</text:span></text:p>
            <text:p><text:span text:style-name="T2">- (Game?)</text:span>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9">
          <table:table-cell office:value-type="string">
            <text:p>S24</text:p>
          </table:table-cell>
          <table:table-cell office:value-type="float" office:value="2">
            <text:p>2</text:p>
          </table:table-cell>
          <table:table-cell table:style-name="ce12" office:value-type="string">
            <text:p><text:span text:style-name="T1">Visual 2 (6 DL,CM,?)</text:span></text:p>
            <text:p><text:span text:style-name="T2">- 3D Modeling</text:span></text:p>
            <text:p><text:span text:style-name="T2">- Texturing</text:span></text:p>
            <text:p><text:span text:style-name="T2">- Lighting</text:span></text:p>
            <text:p><text:span text:style-name="T2">- Character</text:span></text:p>
          </table:table-cell>
          <table:table-cell table:style-name="ce19" office:value-type="string">
            <text:p><text:span text:style-name="T1">Code 2 (6 4JD CM,SH)</text:span></text:p>
            <text:p><text:span text:style-name="T2">- Software Design</text:span></text:p>
            <text:p><text:span text:style-name="T2">- Object Orientation</text:span></text:p>
            <text:p><text:span text:style-name="T2">- 3D-Scenegraph</text:span></text:p>
            <text:p><text:span text:style-name="T2">- Game Patterns </text:span></text:p>
            <text:p><text:span text:style-name="T2"><text:s text:c="3"/></text:span><text:span text:style-name="T2">&amp; Techniques</text:span></text:p>
            <text:p><text:span text:style-name="T2">- Component Entities</text:span></text:p>
          </table:table-cell>
          <table:table-cell table:style-name="ce18" office:value-type="string">
            <text:p><text:span text:style-name="T1">Theory 2 (6 2JD MB,TSr)</text:span></text:p>
            <text:p><text:span text:style-name="T2">- Game Design</text:span></text:p>
            <text:p><text:span text:style-name="T2">- Game Studies</text:span></text:p>
            <text:p><text:span text:style-name="T2">- Design Graphs</text:span></text:p>
            <text:p><text:span text:style-name="T2">- Design Methodologies</text:span></text:p>
            <text:p><text:span text:style-name="T2">- Game Theory, Strategy</text:span></text:p>
            <text:p><text:span text:style-name="T2">- Advanced Probability</text:span></text:p>
            <text:p><text:span text:style-name="T2"/></text:p>
          </table:table-cell>
          <table:table-cell table:style-name="ce19" office:value-type="string">
            <text:p><text:span text:style-name="T1">Sound 1 (6 NS)</text:span></text:p>
            <text:p><text:span text:style-name="T2">- Interactive Audio</text:span></text:p>
            <text:p><text:span text:style-name="T2">- Immersive Audio</text:span></text:p>
            <text:p><text:span text:style-name="T2">- Spatial Audio</text:span></text:p>
          </table:table-cell>
          <table:table-cell table:style-name="ce15" table:number-columns-repeated="3"/>
          <table:table-cell table:style-name="ce20" office:value-type="string">
            <text:p><text:span text:style-name="T1">Project 1 (6 ?,All)</text:span></text:p>
            <text:p><text:span text:style-name="T2">- Physical Game</text:span>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10">
          <table:table-cell office:value-type="string">
            <text:p>W23</text:p>
          </table:table-cell>
          <table:table-cell office:value-type="float" office:value="1">
            <text:p>1</text:p>
          </table:table-cell>
          <table:table-cell table:style-name="ce13" office:value-type="string">
            <text:p><text:span text:style-name="T1">Visual 1 (6 CF,AJ)</text:span></text:p>
            <text:p><text:span text:style-name="T2">- Sketching</text:span></text:p>
            <text:p><text:span text:style-name="T2">- Coloring</text:span></text:p>
            <text:p><text:span text:style-name="T2">- Storyboarding</text:span></text:p>
            <text:p><text:span text:style-name="T2">- Characters</text:span></text:p>
            <text:p><text:span text:style-name="T2">- UI-Design</text:span></text:p>
          </table:table-cell>
          <table:table-cell table:style-name="ce19" office:value-type="string">
            <text:p><text:span text:style-name="T1">Code 1 (6 NS,SH 2JD)</text:span></text:p>
            <text:p><text:span text:style-name="T2">- Creative Coding</text:span></text:p>
            <text:p><text:span text:style-name="T2">- Web Fundamentals</text:span></text:p>
            <text:p><text:span text:style-name="T2">- 2D-Scenegraph</text:span></text:p>
            <text:p><text:span text:style-name="T2">- Coding Audiovisuals</text:span></text:p>
            <text:p><text:span text:style-name="T2">- Procedural Code </text:span></text:p>
            <text:p><text:span text:style-name="T2">- Computational Thinking</text:span></text:p>
          </table:table-cell>
          <table:table-cell table:style-name="ce20" office:value-type="string">
            <text:p><text:span text:style-name="T1">Theory 1 (6 Tsl,2JD)</text:span></text:p>
            <text:p><text:span text:style-name="T2">- Digital Information</text:span></text:p>
            <text:p><text:span text:style-name="T2">- Tools &amp; Protocols</text:span></text:p>
            <text:p><text:span text:style-name="T2">- MR/AR/VR</text:span></text:p>
            <text:p><text:span text:style-name="T2">- Media Studies</text:span></text:p>
            <text:p><text:span text:style-name="T2">- Perception, Cognition</text:span></text:p>
            <text:p><text:span text:style-name="T2">- Immersive Experiences</text:span></text:p>
            <text:p><text:span text:style-name="T2">- Human Computer Int.</text:span></text:p>
          </table:table-cell>
          <table:table-cell table:style-name="Default"/>
          <table:table-cell table:style-name="ce18" office:value-type="string">
            <text:p><text:span text:style-name="T1">STEM 1 (6 Tsr,RL,?)</text:span></text:p>
            <text:p><text:span text:style-name="T2">- Probability</text:span></text:p>
            <text:p><text:span text:style-name="T2">- Perspective</text:span></text:p>
            <text:p><text:span text:style-name="T2">- Elementary </text:span></text:p>
            <text:p><text:span text:style-name="T2"><text:s text:c="2"/></text:span><text:span text:style-name="T2">Linear Algebra</text:span></text:p>
          </table:table-cell>
          <table:table-cell table:style-name="ce19" office:value-type="string">
            <text:p><text:span text:style-name="T1">Management 1 (6 KH,CM,TSl)</text:span></text:p>
            <text:p><text:span text:style-name="T2">- Software Engineering</text:span></text:p>
            <text:p><text:span text:style-name="T2">- Agile Methods</text:span></text:p>
            <text:p><text:span text:style-name="T2">- Scrum</text:span></text:p>
            <text:p><text:span text:style-name="T2">- Design Thinking</text:span></text:p>
            <text:p><text:span text:style-name="T2">- Low Code Tools</text:span></text:p>
            <text:p><text:span text:style-name="T2">- Example Project</text:span></text:p>
          </table:table-cell>
          <table:table-cell table:style-name="ce16"/>
          <table:table-cell table:style-name="Default"/>
          <table:table-cell office:value-type="float" office:value="30">
            <text:p>30</text:p>
          </table:table-cell>
          <table:table-cell table:number-columns-repeated="1013"/>
        </table:table-row>
        <table:table-row table:style-name="ro11">
          <table:table-cell table:number-columns-repeated="8"/>
          <table:table-cell table:style-name="Default"/>
          <table:table-cell table:number-columns-repeated="1015"/>
        </table:table-row>
        <table:table-row table:style-name="ro11">
          <table:table-cell office:value-type="string">
            <text:p>WPM</text:p>
          </table:table-cell>
          <table:table-cell/>
          <table:table-cell table:style-name="ce11" office:value-type="string">
            <text:p>- Virtual Production</text:p>
            <text:p>---------------------</text:p>
          </table:table-cell>
          <table:table-cell table:style-name="Default"/>
          <table:table-cell table:style-name="ce11" office:value-type="string">
            <text:p>- Serious Games</text:p>
            <text:p>- Educational Games</text:p>
            <text:p>- Gamification</text:p>
            <text:p>-------------------------</text:p>
            <text:p>- Advanced HCI</text:p>
          </table:table-cell>
          <table:table-cell table:number-columns-repeated="101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5"/>
          <table:table-cell table:style-name="ce8"/>
          <table:table-cell table:number-columns-repeated="1018"/>
        </table:table-row>
        <table:table-row table:style-name="ro11" table:number-rows-repeated="104856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abelle2" table:style-name="ta1" table:print="false">
        <table:table-column table:style-name="co3" table:number-columns-repeated="3" table:default-cell-style-name="Default"/>
        <table:table-row table:style-name="ro2">
          <table:table-cell office:value-type="string">
            <text:p>Tsr</text:p>
          </table:table-cell>
          <table:table-cell office:value-type="string">
            <text:p>Gametheory</text:p>
          </table:table-cell>
          <table:table-cell office:value-type="string">
            <text:p>1SWS</text:p>
          </table:table-cell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6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2">02.12.2022</text:date>, <text:time>14:25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2-10-09T16:57:33.54</meta:creation-date>
    <dc:date>2022-12-02T14:25:08.63</dc:date>
    <meta:editing-duration>P8DT23H46M10S</meta:editing-duration>
    <meta:editing-cycles>68</meta:editing-cycles>
    <meta:generator>OpenOffice/4.1.5$Win32 OpenOffice.org_project/415m1$Build-9789</meta:generator>
    <meta:print-date>2022-11-17T19:29:37.09</meta:print-date>
    <meta:document-statistic meta:table-count="3" meta:cell-count="55" meta:object-count="0"/>
  </office:meta>
</office:document-meta>
</file>